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raphik" svg:font-family="Graphi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stk-f family" svg:font-family="'var stk-f family', stk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bbcaf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9211e" loext:opacity="100%" officeooo:paragraph-rsid="001de09c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 loext:opacity="100%" officeooo:paragraph-rsid="001de09c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de09c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f4ec9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9211e" loext:opacity="100%" officeooo:paragraph-rsid="001bbcaf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c1b94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2872d4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2a3241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01c1b94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style:font-name="Liberation Mono" fo:font-size="10pt" officeooo:rsid="001f4ec9" style:font-name-asian="Noto Sans Mono CJK SC" style:font-size-asian="10pt" style:font-name-complex="Liberation Mono" style:font-size-complex="10pt"/>
    </style:style>
    <style:style style:name="T5" style:family="text">
      <style:text-properties officeooo:rsid="00213065"/>
    </style:style>
    <style:style style:name="T6" style:family="text">
      <style:text-properties style:font-name="Liberation Mono" fo:font-size="10pt" officeooo:rsid="00213065" style:font-name-asian="Noto Sans Mono CJK SC" style:font-size-asian="10pt" style:font-name-complex="Liberation Mono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skillbox.ru/media/code/server-nginx-kak-on-rabotaet-i-kak-ego-nastroit/" text:style-name="Internet_20_link" text:visited-style-name="Visited_20_Internet_20_Link"><text:span text:style-name="T1">https://skillbox.ru/media/code/server-nginx-kak-on-rabotaet-i-kak-ego-nastroit/</text:span></text:a></text:p>
      <text:p text:style-name="P2">sudo apt install nginx</text:p>
      <text:p text:style-name="P2">sudo systemctl enable nginx</text:p>
      <text:p text:style-name="P9">В Linux-системах популярной и простой утилитой для настройки политик безопасности </text:p>
      <text:p text:style-name="P9">является UFW (Uncomplicated Firewall). </text:p>
      <text:p text:style-name="P9">По умолчанию в ней стоит запрет на все входящие соединения. </text:p>
      <text:p text:style-name="P9">Поэтому откроем нужные нам порты:</text:p>
      <text:p text:style-name="P2"/>
      <text:p text:style-name="P2">22 — для удалённого доступа по SSH;</text:p>
      <text:p text:style-name="P2">80 — для связи между клиентом и сервером по протоколу HTTP;</text:p>
      <text:p text:style-name="P2">443 — для связи между клиентом и сервером по протоколу HTTPS.</text:p>
      <text:p text:style-name="P2"/>
      <text:p text:style-name="P2">Установите UFW и предоставьте ей доступ к веб-серверу:</text:p>
      <text:p text:style-name="P10">sudo nano /etc/ufw/applications.d/nginx.ini</text:p>
      <text:p text:style-name="P10"/>
      <text:p text:style-name="P10">Проверьте список доступных для UFW приложений:</text:p>
      <text:p text:style-name="P2">sudo ufw app list</text:p>
      <text:p text:style-name="P2"/>
      <text:p text:style-name="P2">Внесите разрешения на открываемые порты:</text:p>
      <text:p text:style-name="P2">sudo ufw allow ‘Nginx HTTP’</text:p>
      <text:p text:style-name="P2"/>
      <text:p text:style-name="P2">Чтобы проверить их статус, введите:</text:p>
      <text:p text:style-name="P2">sudo ufw status</text:p>
      <text:p text:style-name="P2"/>
      <text:p text:style-name="P2">sudo systemctl is-enabled nginx</text:p>
      <text:p text:style-name="P2">В ответ должно вернуться enabled.</text:p>
      <text:p text:style-name="P2"/>
      <text:p text:style-name="P2">Для управления Nginx используются базовые команды. Основные из них:</text:p>
      <text:p text:style-name="P2"/>
      <text:p text:style-name="P2">sudo systemctl start nginx — запуск веб-сервера;</text:p>
      <text:p text:style-name="P2">sudo systemctl restart nginx — перезапуск;</text:p>
      <text:p text:style-name="P2">sudo systemctl reload nginx — перезагрузка;</text:p>
      <text:p text:style-name="P2">sudo systemctl stop nginx — отключение;</text:p>
      <text:p text:style-name="P2">sudo systemctl status nginx — проверка состояния сервера;</text:p>
      <text:p text:style-name="P2">sudo nginx -t — тестирование конфигурации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raphik" svg:font-family="Graphik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monospace"/>
    <style:font-face style:name="var stk-f family" svg:font-family="'var stk-f family', stk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14:31:58.775626664</meta:creation-date>
    <meta:generator>LibreOffice/7.3.7.2$Linux_X86_64 LibreOffice_project/30$Build-2</meta:generator>
    <dc:date>2024-07-17T22:49:22.227878698</dc:date>
    <meta:editing-duration>PT1H21M57S</meta:editing-duration>
    <meta:editing-cycles>15</meta:editing-cycles>
    <meta:document-statistic meta:table-count="0" meta:image-count="0" meta:object-count="0" meta:page-count="1" meta:paragraph-count="27" meta:word-count="154" meta:character-count="1176" meta:non-whitespace-character-count="1037"/>
  </office:meta>
</office:document-meta>
</file>